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1.312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1783in" fo:break-before="auto" style:use-optimal-row-height="tru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1.5134in" fo:break-before="auto" style:use-optimal-row-height="true"/>
    </style:style>
    <style:style style:name="ro25" style:family="table-row">
      <style:table-row-properties style:row-height="1.8445in" fo:break-before="auto" style:use-optimal-row-height="true"/>
    </style:style>
    <style:style style:name="ro26" style:family="table-row">
      <style:table-row-properties style:row-height="2.0102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1.1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font-size="9pt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vertical-align="top"/>
      <style:text-properties style:font-name="Arial" fo:font-size="10pt"/>
    </style:style>
    <style:style style:name="ce9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1" style:family="table-cell" style:parent-style-name="Default">
      <style:text-properties fo:color="#ff0000" fo:font-size="9pt"/>
    </style:style>
    <style:style style:name="ce152" style:family="table-cell" style:parent-style-name="Default">
      <style:text-properties style:use-window-font-color="true" fo:font-size="9pt"/>
    </style:style>
    <style:style style:name="ce153" style:family="table-cell" style:parent-style-name="Default">
      <style:table-cell-properties fo:border="0.0008in solid #000000"/>
      <style:text-properties style:use-window-font-color="true" fo:font-size="9pt"/>
    </style:style>
    <style:style style:name="ce154" style:family="table-cell" style:parent-style-name="Default">
      <style:table-cell-properties fo:border="0.0008in solid #000000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/>
      <style:text-properties fo:color="#ff0000" fo:font-size="9pt"/>
    </style:style>
    <style:style style:name="ce167" style:family="table-cell" style:parent-style-name="Default">
      <style:text-properties style:font-name="Arial" fo:font-size="10pt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9" style:family="table-cell" style:parent-style-name="Default">
      <style:table-cell-properties fo:background-color="#000080"/>
      <style:text-properties fo:color="#ffffff" fo:font-size="12pt" fo:font-weight="bold"/>
    </style:style>
    <style:style style:name="ce18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style:font-name="Arial" style:font-name-asian="Arial" style:font-name-complex="Tahom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0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1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27]" office:value-type="float" office:value="29">
            <text:p>2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/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34</text:span><text:span text:style-name="T4">44 </text:span></text:p>
            <text:p><text:span text:style-name="T4">PORTAL-37</text:span><text:span text:style-name="T4">43 </text:span></text:p>
            <text:p><text:span text:style-name="T4"/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2"/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number-columns-repeated="2"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number-columns-repeated="3" table:style-name="ce53"/>
          <table:table-cell table:style-name="ce19" table:number-columns-repeated="252"/>
        </table:table-row>
        <table:table-row table:style-name="ro1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number-columns-repeated="2" table:style-name="ce56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19" table:number-columns-repeated="252"/>
        </table:table-row>
        <table:table-row table:style-name="ro11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12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2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2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2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2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1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8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8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8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Total Main Cases:</text:p>
          </table:table-cell>
          <table:table-cell table:style-name="ce70" table:formula="oooc:=MAX([.A7:.A971])" office:value-type="float" office:value="2" table:number-columns-spanned="3" table:number-rows-spanned="1">
            <text:p>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8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8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5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6">
          <table:table-cell table:style-name="ce61" office:value-type="float" office:value="1">
            <text:p>001</text:p>
          </table:table-cell>
          <table:table-cell table:style-name="ce47" office:value-type="string">
            <text:p>REG_GTN_CCP_120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7])" office:value-type="string" office:string-value="Portal/REG_GTN_CCP_120">
            <text:p>Portal/REG_GTN_CCP_120</text:p>
          </table:table-cell>
          <table:table-cell table:style-name="ce77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7"/>
          <table:table-cell table:number-columns-repeated="243"/>
        </table:table-row>
        <table:table-row table:style-name="ro17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8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9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GTN_CCP_122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11])" office:value-type="string" office:string-value="Portal/REG_GTN_CCP_122">
            <text:p>Portal/REG_GTN_CCP_122</text:p>
          </table:table-cell>
          <table:table-cell table:style-name="ce77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17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12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122">
            <text:p>Portal/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/>
          <table:table-cell table:style-name="ce87"/>
          <table:table-cell table:number-columns-repeated="243"/>
        </table:table-row>
        <table:table-row table:style-name="ro1" table:number-rows-repeated="18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62"/>
          <table:table-cell table:number-columns-repeated="246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5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4" table:default-cell-style-name="Default"/>
        <table:table-column table:style-name="co12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876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876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876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5" office:value-type="string">
            <text:p>Total Main Cases:</text:p>
          </table:table-cell>
          <table:table-cell table:style-name="ce70" table:formula="oooc:=MAX([.A7:.A859])" office:value-type="float" office:value="6" table:number-columns-spanned="3" table:number-rows-spanned="1">
            <text:p>6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876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876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2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  <table:table-cell/>
        </table:table-row>
        <table:table-row table:style-name="ro8">
          <table:table-cell table:style-name="ce61" office:value-type="float" office:value="1">
            <text:p>001</text:p>
          </table:table-cell>
          <table:table-cell table:style-name="ce47" office:value-type="string">
            <text:p>REG_GTN_CCP_31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7])" office:value-type="string" office:string-value="Portal/REG_GTN_CCP_314">
            <text:p>Portal/REG_GTN_CCP_314</text:p>
          </table:table-cell>
          <table:table-cell table:style-name="ce77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4" office:value-type="string">
            <text:p>- Login with root</text:p>
            <text:p>- Open the edit portal layout page</text:p>
          </table:table-cell>
          <table:table-cell table:style-name="ce84" office:value-type="string">
            <text:p>Edit portal layout form is shown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 office:value-type="string">
            <text:p>the drag and drop is not accurate, we have to drag the portlet far from where it will actually be dropped</text:p>
          </table:table-cell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0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8" table:formula="oooc:=CONCATENATE(&quot;Portal&quot;;&quot;/&quot;;[.B8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4" office:value-type="string">
            <text:p>- Drag &amp; drop a column container into page</text:p>
          </table:table-cell>
          <table:table-cell table:style-name="ce84" office:value-type="string">
            <text:p>Drag &amp; drop successfully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20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8" table:formula="oooc:=CONCATENATE(&quot;Portal&quot;;&quot;/&quot;;[.B9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4" office:value-type="string">
            <text:p>Add many portlets in the columns, next to each other</text:p>
          </table:table-cell>
          <table:table-cell table:style-name="ce84" office:value-type="string">
            <text:p>The drag and drop is well done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GTN_CCP_51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0])" office:value-type="string" office:string-value="Portal/REG_GTN_CCP_51">
            <text:p>Portal/REG_GTN_CCP_51</text:p>
          </table:table-cell>
          <table:table-cell table:style-name="ce77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PORTAL-3221, WCM-2504 </text:p>
          </table:table-cell>
          <table:table-cell table:style-name="ce159" office:value-type="string">
            <text:p>Login Page: HTTP 404, when clickin twice on "Connection Button" </text:p>
          </table:table-cell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7" office:value-type="string">
            <text:p>REG_GTN_CCP_366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1])" office:value-type="string" office:string-value="Portal/REG_GTN_CCP_366">
            <text:p>Portal/REG_GTN_CCP_366</text:p>
          </table:table-cell>
          <table:table-cell table:style-name="ce77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4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4" office:value-type="string">
            <text:p>The tool tip (title) is well displayed in French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ALL-325, PORTAL-3773 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2])" office:value-type="string" office:string-value="Portal/REG_GTN_CCP_394">
            <text:p>Portal/REG_GTN_CCP_394</text:p>
          </table:table-cell>
          <table:table-cell table:style-name="ce77" office:value-type="string">
            <text:p>Check if mandatory textarea (*) on the right , not in the bottom</text:p>
          </table:table-cell>
          <table:table-cell table:style-name="ce124" office:value-type="string">
            <text:p>Step 1: Show form to check madatory field</text:p>
          </table:table-cell>
          <table:table-cell table:style-name="ce124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7" office:value-type="string">
            <text:p>The mandatory icon must be on the right</text:p>
          </table:table-cell>
          <table:table-cell table:style-name="ce84" office:value-type="string">
            <text:p>High</text:p>
          </table:table-cell>
          <table:table-cell table:style-name="ce58" office:value-type="string">
            <text:p>Portal-3739</text:p>
          </table:table-cell>
          <table:table-cell table:style-name="ce161" office:value-type="string">
            <text:p>The mandatory icon sometimes at the bottom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21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7" office:value-type="string">
            <text:p>REG_GTN_CCP_394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8" table:formula="oooc:=CONCATENATE(&quot;Portal&quot;;&quot;/&quot;;[.B13])" office:value-type="string" office:string-value="Portal/REG_GTN_CCP_394">
            <text:p>Portal/REG_GTN_CCP_394</text:p>
          </table:table-cell>
          <table:table-cell table:style-name="ce77" office:value-type="string">
            <text:p>Check if the max length of Group label is up to 5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24" office:value-type="string">
            <text:p>Add new group icon is shown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 office:value-type="string">
            <text:p>Max length of Group label is limited to 30 characters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9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8" table:formula="oooc:=CONCATENATE(&quot;Portal&quot;;&quot;/&quot;;[.B14])" office:value-type="string" office:string-value="Portal/REG_GTN_CCP_394">
            <text:p>Portal/REG_GTN_CCP_39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24" office:value-type="string">
            <text:p>Step 2: Check max length of Group label field</text:p>
          </table:table-cell>
          <table:table-cell table:style-name="ce124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37" office:value-type="string">
            <text:p>Show message alerts the group label must have from 3 to 50 characters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9">
          <table:table-cell table:style-name="ce61" table:formula="oooc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47" office:value-type="string">
            <text:p>REG_GTN_CCP_394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98" table:formula="oooc:=CONCATENATE(&quot;Portal&quot;;&quot;/&quot;;[.B15])" office:value-type="string" office:string-value="Portal/REG_GTN_CCP_394">
            <text:p>Portal/REG_GTN_CCP_394</text:p>
          </table:table-cell>
          <table:table-cell table:style-name="ce77" office:value-type="string">
            <text:p>Check the translation of label in message popup</text:p>
          </table:table-cell>
          <table:table-cell table:style-name="ce124" office:value-type="string">
            <text:p>Step 1: Change language</text:p>
          </table:table-cell>
          <table:table-cell table:style-name="ce124" office:value-type="string">
            <text:p>Go to Language Setting &amp; select 1 language to display</text:p>
          </table:table-cell>
          <table:table-cell table:style-name="ce124" office:value-type="string">
            <text:p>The site is display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 office:value-type="string">
            <text:p>The message labels ("Error", "Warning" and "Info") cannot be localized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9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8" table:formula="oooc:=CONCATENATE(&quot;Portal&quot;;&quot;/&quot;;[.B16])" office:value-type="string" office:string-value="Portal/REG_GTN_CCP_394">
            <text:p>Portal/REG_GTN_CCP_394</text:p>
          </table:table-cell>
          <table:table-cell table:style-name="ce54" office:value-type="string">
            <text:p>Check the translation of label in message popup</text:p>
          </table:table-cell>
          <table:table-cell table:style-name="ce124" office:value-type="string">
            <text:p>Step 2: Show message popup</text:p>
          </table:table-cell>
          <table:table-cell table:style-name="ce124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7" office:value-type="string">
            <text:p>Message popup is shown with labels are well translat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22">
          <table:table-cell table:style-name="ce91" table:number-columns-repeated="2"/>
          <table:table-cell table:style-name="ce72"/>
          <table:table-cell table:style-name="ce91" table:number-columns-repeated="5"/>
          <table:table-cell table:style-name="ce84"/>
          <table:table-cell table:style-name="ce91" table:number-columns-repeated="247"/>
        </table:table-row>
        <table:table-row table:style-name="ro22" table:number-rows-repeated="36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21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29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4"/>
          <table:table-cell table:style-name="ce126" table:number-columns-repeated="2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5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3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27"/>
          <table:table-cell table:style-name="ce131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2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3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3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3"/>
          <table:table-cell table:style-name="ce114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14" table:number-columns-repeated="2"/>
          <table:table-cell table:style-name="ce136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100"/>
          <table:table-cell table:style-name="ce115"/>
          <table:table-cell table:style-name="ce126"/>
          <table:table-cell table:style-name="ce121"/>
          <table:table-cell table:style-name="ce129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100"/>
          <table:table-cell table:style-name="ce116" table:number-columns-repeated="3"/>
          <table:table-cell table:style-name="ce118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7"/>
          <table:table-cell table:style-name="ce128"/>
          <table:table-cell table:style-name="ce109"/>
          <table:table-cell table:style-name="ce139"/>
          <table:table-cell table:style-name="ce140"/>
          <table:table-cell table:style-name="ce149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8" table:number-columns-repeated="3"/>
          <table:table-cell table:style-name="ce116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19"/>
          <table:table-cell table:style-name="ce126"/>
          <table:table-cell table:style-name="ce109"/>
          <table:table-cell table:style-name="ce129"/>
          <table:table-cell table:style-name="ce140"/>
          <table:table-cell table:style-name="ce153"/>
          <table:table-cell table:style-name="ce152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2"/>
          <table:table-cell table:style-name="ce129"/>
          <table:table-cell table:style-name="ce123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3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1"/>
          <table:table-cell table:style-name="ce123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09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1" table:number-columns-repeated="3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21"/>
          <table:table-cell table:style-name="ce126" table:number-columns-repeated="3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151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71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 table:number-rows-repeated="653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12" table:number-columns-repeated="244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1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1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1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Total Main Cases:</text:p>
          </table:table-cell>
          <table:table-cell table:style-name="ce70" table:formula="oooc:=MAX([.A7:.A964])" office:value-type="float" office:value="12" table:number-columns-spanned="3" table:number-rows-spanned="1">
            <text:p>1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1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1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5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23">
          <table:table-cell table:style-name="ce61" office:value-type="float" office:value="1">
            <text:p>001</text:p>
          </table:table-cell>
          <table:table-cell table:style-name="ce47" office:value-type="string">
            <text:p>REG_GTN_CCP_37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CCP_372">
            <text:p>Portal/REG_GTN_CCP_372</text:p>
          </table:table-cell>
          <table:table-cell table:style-name="ce76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number-columns-repeated="245"/>
        </table:table-row>
        <table:table-row table:style-name="ro19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1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7" office:value-type="string">
            <text:p>REG_GTN_CCP_39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3])" office:value-type="string" office:string-value="Portal/REG_GTN_CCP_391">
            <text:p>Portal/REG_GTN_CCP_391</text:p>
          </table:table-cell>
          <table:table-cell table:style-name="ce76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9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ooc:=CONCATENATE(&quot;Portal&quot;;&quot;/&quot;;[.B14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9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ooc:=CONCATENATE(&quot;Portal&quot;;&quot;/&quot;;[.B15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9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ooc:=CONCATENATE(&quot;Portal&quot;;&quot;/&quot;;[.B16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23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ooc:=CONCATENATE(&quot;Portal&quot;;&quot;/&quot;;[.B17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23">
          <table:table-cell table:style-name="ce61" table:formula="oooc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7" office:value-type="string">
            <text:p>REG_GTN_CCP_39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8])" office:value-type="string" office:string-value="Portal/REG_GTN_CCP_395">
            <text:p>Portal/REG_GTN_CCP_395</text:p>
          </table:table-cell>
          <table:table-cell table:style-name="ce76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ooc:=CONCATENATE(&quot;Portal&quot;;&quot;/&quot;;[.B19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ooc:=CONCATENATE(&quot;Portal&quot;;&quot;/&quot;;[.B20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ooc:=CONCATENATE(&quot;Portal&quot;;&quot;/&quot;;[.B21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ooc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REG_GTN_CCP_46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61">
            <text:p>Portal/REG_GTN_CCP_461</text:p>
          </table:table-cell>
          <table:table-cell table:style-name="ce76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23">
          <table:table-cell table:style-name="ce61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7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19">
          <table:table-cell table:style-name="ce61" table:formula="oooc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47" office:value-type="string">
            <text:p>REG_GTN_PRL_00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1">
            <text:p>Portal/REG_GTN_PRL_001</text:p>
          </table:table-cell>
          <table:table-cell table:style-name="ce76" office:value-type="string">
            <text:p>Check Login when URL contain plus ('+') symbol</text:p>
          </table:table-cell>
          <table:table-cell table:style-name="ce49" office:value-type="string">
            <text:p>Step 1: Check jump to page by input URL directly</text:p>
          </table:table-cell>
          <table:table-cell table:style-name="ce49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2: Check jump to page by input URL directly</text:p>
          </table:table-cell>
          <table:table-cell table:style-name="ce49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3: Check jump to page by input URL directly</text:p>
          </table:table-cell>
          <table:table-cell table:style-name="ce49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/>
          <table:table-cell table:number-columns-repeated="243"/>
        </table:table-row>
        <table:table-row table:style-name="ro24">
          <table:table-cell table:style-name="ce61" table:formula="oooc:=IF(VALUE(MID([.F29];6;FIND(&quot;:&quot;;[.F29];1)-FIND(&quot; &quot;;[.F29];1)-1))&gt;VALUE(MID([.F28];6;FIND(&quot;:&quot;;[.F28];1)-FIND(&quot; &quot;;[.F28];1)-1));&quot;&quot;;MAX([.A$7:.A28])+1)" office:value-type="float" office:value="6">
            <text:p>006</text:p>
          </table:table-cell>
          <table:table-cell table:style-name="ce49" office:value-type="string">
            <text:p>REG_GTN_CCP_37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24">
          <table:table-cell table:style-name="ce61" table:formula="oooc:=IF(VALUE(MID([.F34];6;FIND(&quot;:&quot;;[.F34];1)-FIND(&quot; &quot;;[.F34];1)-1))&gt;VALUE(MID([.F33];6;FIND(&quot;:&quot;;[.F33];1)-FIND(&quot; &quot;;[.F33];1)-1));&quot;&quot;;MAX([.A$7:.A33])+1)" office:value-type="float" office:value="7">
            <text:p>007</text:p>
          </table:table-cell>
          <table:table-cell table:style-name="ce49" office:value-type="string">
            <text:p>REG_GTN_CCP_379</text:p>
          </table:table-cell>
          <table:table-cell table:style-name="ce72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ooc:=CONCATENATE(&quot;Portal&quot;;&quot;/&quot;;[.B34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ooc:=CONCATENATE(&quot;Portal&quot;;&quot;/&quot;;[.B35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49" table:formula="oooc:=CONCATENATE(&quot;Portal&quot;;&quot;/&quot;;[.B36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ooc:=CONCATENATE(&quot;Portal&quot;;&quot;/&quot;;[.B37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ooc:=CONCATENATE(&quot;Portal&quot;;&quot;/&quot;;[.B38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19">
          <table:table-cell table:style-name="ce61" table:formula="oooc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49" office:value-type="string">
            <text:p>REG_GTN_CCP_428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9])" office:value-type="string" office:string-value="Portal/REG_GTN_CCP_428">
            <text:p>Portal/REG_GTN_CCP_428</text:p>
          </table:table-cell>
          <table:table-cell table:style-name="ce76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23">
          <table:table-cell table:style-name="ce61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ooc:=CONCATENATE(&quot;Portal&quot;;&quot;/&quot;;[.B40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17">
          <table:table-cell table:style-name="ce61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ooc:=CONCATENATE(&quot;Portal&quot;;&quot;/&quot;;[.B41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23">
          <table:table-cell table:style-name="ce61" table:formula="oooc:=IF(VALUE(MID([.F42];6;FIND(&quot;:&quot;;[.F42];1)-FIND(&quot; &quot;;[.F42];1)-1))&gt;VALUE(MID([.F41];6;FIND(&quot;:&quot;;[.F41];1)-FIND(&quot; &quot;;[.F41];1)-1));&quot;&quot;;MAX([.A$7:.A41])+1)" office:value-type="float" office:value="9">
            <text:p>009</text:p>
          </table:table-cell>
          <table:table-cell table:style-name="ce49" office:value-type="string">
            <text:p>REG_GTN_CCP_46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2])" office:value-type="string" office:string-value="Portal/REG_GTN_CCP_464">
            <text:p>Portal/REG_GTN_CCP_464</text:p>
          </table:table-cell>
          <table:table-cell table:style-name="ce76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number-columns-repeated="245"/>
        </table:table-row>
        <table:table-row table:style-name="ro19">
          <table:table-cell table:style-name="ce61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REG_GTN_CCP_464</text:p>
          </table:table-cell>
          <table:table-cell table:style-name="ce72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ooc:=CONCATENATE(&quot;Portal&quot;;&quot;/&quot;;[.B43])" office:value-type="string" office:string-value="Portal/REG_GTN_CCP_464">
            <text:p>Portal/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19">
          <table:table-cell table:style-name="ce61" table:formula="oooc:=IF(VALUE(MID([.F44];6;FIND(&quot;:&quot;;[.F44];1)-FIND(&quot; &quot;;[.F44];1)-1))&gt;VALUE(MID([.F43];6;FIND(&quot;:&quot;;[.F43];1)-FIND(&quot; &quot;;[.F43];1)-1));&quot;&quot;;MAX([.A$7:.A43])+1)" office:value-type="float" office:value="10">
            <text:p>010</text:p>
          </table:table-cell>
          <table:table-cell table:style-name="ce49" office:value-type="string">
            <text:p>REG_GTN_CCP_46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4])" office:value-type="string" office:string-value="Portal/REG_GTN_CCP_466">
            <text:p>Portal/REG_GTN_CCP_466</text:p>
          </table:table-cell>
          <table:table-cell table:style-name="ce76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number-columns-repeated="245"/>
        </table:table-row>
        <table:table-row table:style-name="ro8">
          <table:table-cell table:style-name="ce61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9" office:value-type="string">
            <text:p>REG_GTN_CCP_466</text:p>
          </table:table-cell>
          <table:table-cell table:style-name="ce72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ooc:=CONCATENATE(&quot;Portal&quot;;&quot;/&quot;;[.B45])" office:value-type="string" office:string-value="Portal/REG_GTN_CCP_466">
            <text:p>Portal/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23">
          <table:table-cell table:style-name="ce61"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9" office:value-type="string">
            <text:p>REG_GTN_PRL_00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6])" office:value-type="string" office:string-value="Portal/REG_GTN_PRL_002">
            <text:p>Portal/REG_GTN_PRL_002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9" office:value-type="string">
            <text:p>Current site is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number-columns-repeated="245"/>
        </table:table-row>
        <table:table-row table:style-name="ro25">
          <table:table-cell table:style-name="ce61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REG_GTN_PRL_002</text:p>
          </table:table-cell>
          <table:table-cell table:style-name="ce72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49" table:formula="oooc:=CONCATENATE(&quot;Portal&quot;;&quot;/&quot;;[.B47])" office:value-type="string" office:string-value="Portal/REG_GTN_PRL_002">
            <text:p>Portal/REG_GTN_PRL_002</text:p>
          </table:table-cell>
          <table:table-cell table:style-name="ce49" office:value-type="string">
            <text:p>Check if tooltip on Application Registry are translated into French</text:p>
          </table:table-cell>
          <table:table-cell table:style-name="ce49" office:value-type="string">
            <text:p>Step 2: Check Application Registry</text:p>
          </table:table-cell>
          <table:table-cell table:style-name="ce49" office:value-type="string">
            <text:p>- Go to Group → Application Registry</text:p>
          </table:table-cell>
          <table:table-cell table:style-name="ce49" office:value-type="string">
            <text:p>Tool tip on all labels are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style-name="ce49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18">
          <table:table-cell table:style-name="ce61" table:formula="oooc:=IF(VALUE(MID([.F48];6;FIND(&quot;:&quot;;[.F48];1)-FIND(&quot; &quot;;[.F48];1)-1))&gt;VALUE(MID([.F47];6;FIND(&quot;:&quot;;[.F47];1)-FIND(&quot; &quot;;[.F47];1)-1));&quot;&quot;;MAX([.A$7:.A47])+1)" office:value-type="float" office:value="12">
            <text:p>012</text:p>
          </table:table-cell>
          <table:table-cell table:style-name="ce49" office:value-type="string">
            <text:p>REG_GTN_PRL_003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8])" office:value-type="string" office:string-value="Portal/REG_GTN_PRL_003">
            <text:p>Portal/REG_GTN_PRL_003</text:p>
          </table:table-cell>
          <table:table-cell table:style-name="ce76" office:value-type="string">
            <text:p>Check Login in French</text:p>
          </table:table-cell>
          <table:table-cell table:style-name="ce49" office:value-type="string">
            <text:p>Step 1: Show Home page at public</text:p>
          </table:table-cell>
          <table:table-cell table:style-name="ce49" office:value-type="string">
            <text:p>- Input URL to show portal <text:span text:style-name="T1">(</text:span>e.g: http://localhost:8080/portal<text:span text:style-name="T1">)</text:span></text:p>
          </table:table-cell>
          <table:table-cell table:style-name="ce49" office:value-type="string">
            <text:p>Go to classic portal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8">
          <table:table-cell table:style-name="ce61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ooc:=CONCATENATE(&quot;Portal&quot;;&quot;/&quot;;[.B49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8">
          <table:table-cell table:style-name="ce61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ooc:=CONCATENATE(&quot;Portal&quot;;&quot;/&quot;;[.B50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3: Login</text:p>
          </table:table-cell>
          <table:table-cell table:style-name="ce49" office:value-type="string">
            <text:p>- Click Connexion</text:p>
            <text:p>- Input Username + Password</text:p>
            <text:p>- Click Connexion</text:p>
          </table:table-cell>
          <table:table-cell table:style-name="ce49" office:value-type="string">
            <text:p>Go to classic portal in private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style-name="ce49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 table:number-rows-repeated="24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5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7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Total Main Cases:</text:p>
          </table:table-cell>
          <table:table-cell table:style-name="ce70" table:formula="oooc:=MAX([.A7:.A963])" office:value-type="float" office:value="9" table:number-columns-spanned="3" table:number-rows-spanned="1">
            <text:p>9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5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21">
          <table:table-cell table:style-name="ce61" office:value-type="float" office:value="1">
            <text:p>001</text:p>
          </table:table-cell>
          <table:table-cell table:style-name="ce50" office:value-type="string">
            <text:p>REG_GTN_PRL_00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PRL_004">
            <text:p>Portal/REG_GTN_PRL_004</text:p>
          </table:table-cell>
          <table:table-cell table:style-name="ce76" office:value-type="string">
            <text:p>Check changing size of container in page</text:p>
          </table:table-cell>
          <table:table-cell table:style-name="ce49" office:value-type="string">
            <text:p>Step 1: Show container list at step 3 of add page wizard</text:p>
          </table:table-cell>
          <table:table-cell table:style-name="ce49" office:value-type="string">
            <text:p>- Login by admin</text:p>
            <text:p>- Click Sites Editor → Edit page wizard</text:p>
            <text:p>- Input Name</text:p>
            <text:p>- Click Next to move to step 2 then Next to move to step 3</text:p>
            <text:p>- Click Show Container icon</text:p>
          </table:table-cell>
          <table:table-cell table:style-name="ce49" office:value-type="string">
            <text:p>Containers list is shown on the le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number-columns-repeated="245"/>
        </table:table-row>
        <table:table-row table:style-name="ro18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- Select In columns</text:p>
            <text:p>- Drag &amp; drop 2 Column Container into page</text:p>
          </table:table-cell>
          <table:table-cell table:style-name="ce49" office:value-type="string">
            <text:p>Container is added into page with 2 columns 50%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/>
          <table:table-cell table:number-columns-repeated="244"/>
        </table:table-row>
        <table:table-row table:style-name="ro26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3: Edit container</text:p>
          </table:table-cell>
          <table:table-cell table:style-name="ce49" office:value-type="string">
            <text:p>- Click Edit icon at the first container &amp; input 30% for Width then Save</text:p>
            <text:p><text:span text:style-name="T6">- Click Edit </text:span><text:span text:style-name="T6">icon at the </text:span><text:span text:style-name="T6">second </text:span><text:span text:style-name="T6">container &amp; </text:span><text:span text:style-name="T6">input 70% for </text:span><text:span text:style-name="T6">Width then </text:span><text:span text:style-name="T6">Save</text:span></text:p>
          </table:table-cell>
          <table:table-cell table:style-name="ce49" office:value-type="string">
            <text:p>There're 2 columns of 30/70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 office:value-type="string">
            <text:p>the portlet is taking 30% of the first container, the second one 70% of the container. (and each container takes 50% of the page)</text:p>
          </table:table-cell>
          <table:table-cell table:number-columns-repeated="244"/>
        </table:table-row>
        <table:table-row table:style-name="ro19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0" office:value-type="string">
            <text:p>REG_GTN_PRL_00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ooc:=CONCATENATE(&quot;Portal&quot;;&quot;/&quot;;[.B13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column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ooc:=CONCATENATE(&quot;Portal&quot;;&quot;/&quot;;[.B14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9" table:formula="oooc:=CONCATENATE(&quot;Portal&quot;;&quot;/&quot;;[.B15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</text:p>
            <text:p>- Drag &amp; drop 1 column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49" table:formula="oooc:=CONCATENATE(&quot;Portal&quot;;&quot;/&quot;;[.B16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9" table:formula="oooc:=CONCATENATE(&quot;Portal&quot;;&quot;/&quot;;[.B17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9" table:formula="oooc:=CONCATENATE(&quot;Portal&quot;;&quot;/&quot;;[.B18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49" table:formula="oooc:=CONCATENATE(&quot;Portal&quot;;&quot;/&quot;;[.B19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49" table:formula="oooc:=CONCATENATE(&quot;Portal&quot;;&quot;/&quot;;[.B20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49" table:formula="oooc:=CONCATENATE(&quot;Portal&quot;;&quot;/&quot;;[.B2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s</text:p>
            <text:p>- Drag &amp; drop 1 column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0" office:value-type="string">
            <text:p>REG_GTN_CCP_49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499">
            <text:p>Portal/REG_GTN_CCP_499</text:p>
          </table:table-cell>
          <table:table-cell table:style-name="ce76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number-columns-repeated="245"/>
        </table:table-row>
        <table:table-row table:style-name="ro17">
          <table:table-cell table:style-name="ce61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GTN_CCP_499</text:p>
          </table:table-cell>
          <table:table-cell table:style-name="ce72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99">
            <text:p>Portal/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8">
          <table:table-cell table:style-name="ce61" table:formula="oooc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50" office:value-type="string">
            <text:p>REG_GTN_PRL_00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PRL_006">
            <text:p>Portal/REG_GTN_PRL_006</text:p>
          </table:table-cell>
          <table:table-cell table:style-name="ce76" office:value-type="string">
            <text:p>Check French label in Login form</text:p>
          </table:table-cell>
          <table:table-cell table:style-name="ce49" office:value-type="string">
            <text:p>Step 1: Show site in public</text:p>
          </table:table-cell>
          <table:table-cell table:style-name="ce49" office:value-type="string">
            <text:p>Input URL, e.g: <text:a xlink:href="http://localhost:8080/portal/public/classic/">http://localhost:8080/portal/public/classic/</text:a></text:p>
          </table:table-cell>
          <table:table-cell table:style-name="ce49" office:value-type="string">
            <text:p>Show classic site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8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Site is displayed in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7">
          <table:table-cell table:style-name="ce61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3: Show sign in form</text:p>
          </table:table-cell>
          <table:table-cell table:style-name="ce49" office:value-type="string">
            <text:p>Click Connexion link</text:p>
          </table:table-cell>
          <table:table-cell table:style-name="ce49" office:value-type="string">
            <text:p>Sign in form is shown with correct labels </text:p>
            <text:p>Sign in=Connexion</text:p>
            <text:p>User name=Utilisateur</text:p>
            <text:p>Password=Mot de pass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style-name="ce49" office:value-type="string">
            <text:p>When login in private modes, "Mot de" is displayed instead of "Mot de passe"</text:p>
          </table:table-cell>
          <table:table-cell table:number-columns-repeated="244"/>
        </table:table-row>
        <table:table-row table:style-name="ro8">
          <table:table-cell table:style-name="ce61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0" office:value-type="string">
            <text:p>REG_GTN_PRL_007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7">
            <text:p>Portal/REG_GTN_PRL_007</text:p>
          </table:table-cell>
          <table:table-cell table:style-name="ce76" office:value-type="string">
            <text:p>Check value of description when edit membership type</text:p>
          </table:table-cell>
          <table:table-cell table:style-name="ce49" office:value-type="string">
            <text:p>Step 1: Add new membership type</text:p>
          </table:table-cell>
          <table:table-cell table:style-name="ce49" office:value-type="string">
            <text:p>- Login as admin</text:p>
            <text:p>- Go to Community Management</text:p>
            <text:p>- Choose Membership Management</text:p>
            <text:p>- Add new membership type with no description</text:p>
          </table:table-cell>
          <table:table-cell table:style-name="ce49" office:value-type="string">
            <text:p>New membership typ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18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2: Edit membership type</text:p>
          </table:table-cell>
          <table:table-cell table:style-name="ce49" office:value-type="string">
            <text:p>Click edit icon at 1 existing membership (that has description)</text:p>
          </table:table-cell>
          <table:table-cell table:style-name="ce49" office:value-type="string">
            <text:p>Information of selected membership is shown in form bel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8">
          <table:table-cell table:style-name="ce61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3: Edit membership type</text:p>
          </table:table-cell>
          <table:table-cell table:style-name="ce49" office:value-type="string">
            <text:p>Click edit icon at new added membership type at step 1</text:p>
          </table:table-cell>
          <table:table-cell table:style-name="ce49" office:value-type="string">
            <text:p>Information of selected membership is shown in form below with blank descrip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style-name="ce49" office:value-type="string">
            <text:p>Still show description of membership which selected before</text:p>
          </table:table-cell>
          <table:table-cell table:number-columns-repeated="244"/>
        </table:table-row>
        <table:table-row table:style-name="ro19">
          <table:table-cell table:style-name="ce61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50" office:value-type="string">
            <text:p>REG_GTN_CCP_58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584">
            <text:p>Portal/REG_GTN_CCP_584</text:p>
          </table:table-cell>
          <table:table-cell table:style-name="ce76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8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8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21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6545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5" table:default-cell-style-name="ce172"/>
        <table:table-column table:style-name="co36" table:default-cell-style-name="ce172"/>
        <table:table-column table:style-name="co27" table:default-cell-style-name="ce172"/>
        <table:table-column table:style-name="co37" table:default-cell-style-name="ce172"/>
        <table:table-column table:style-name="co38" table:number-columns-repeated="2" table:default-cell-style-name="ce172"/>
        <table:table-column table:style-name="co39" table:number-columns-repeated="245" table:default-cell-style-name="ce172"/>
        <table:table-column table:style-name="co39" table:number-columns-repeated="4" table:default-cell-style-name="Default"/>
        <table:table-column table:style-name="co12" table:default-cell-style-name="Default"/>
        <table:table-row table:style-name="ro27">
          <table:table-cell table:style-name="ce168" office:value-type="string" table:number-columns-spanned="4" table:number-rows-spanned="2">
            <text:p>Portal Regression Tests List In AIO</text:p>
          </table:table-cell>
          <table:covered-table-cell table:number-columns-repeated="2" table:style-name="ce168"/>
          <table:covered-table-cell table:style-name="ce176"/>
          <table:table-cell table:style-name="ce176"/>
          <table:table-cell table:style-name="ce17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7">
          <table:covered-table-cell table:number-columns-repeated="3" table:style-name="ce169"/>
          <table:covered-table-cell table:style-name="ce176"/>
          <table:table-cell table:style-name="ce176"/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28">
          <table:table-cell table:style-name="ce170" office:value-type="string">
            <text:p>Id</text:p>
          </table:table-cell>
          <table:table-cell table:style-name="ce170" office:value-type="string">
            <text:p>Product</text:p>
          </table:table-cell>
          <table:table-cell table:style-name="ce175" office:value-type="string">
            <text:p>Functionality</text:p>
          </table:table-cell>
          <table:table-cell table:style-name="ce175" office:value-type="string">
            <text:p>Bug summary</text:p>
          </table:table-cell>
          <table:table-cell table:style-name="ce175" office:value-type="string">
            <text:p>Product bugID</text:p>
          </table:table-cell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9">
          <table:table-cell table:style-name="ce47" office:value-type="string">
            <text:p>REG_GTN_CCP_120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Portal-3435</text:p>
          </table:table-cell>
          <table:table-cell table:style-name="ce180" table:formula="oooc:=SUMPRODUCT(([Bugs_v1_6_1.B$7:Bugs_v1_6_1.B$970]=[.$A4])*([Bugs_v1_6_1.A$7:Bugs_v1_6_1.A$970]&lt;&gt;&quot;&quot;))" office:value-type="float" office:value="1">
            <text:p>1</text:p>
          </table:table-cell>
          <table:table-cell table:style-name="ce183" office:value-type="string">
            <text:p>1.6.1</text:p>
          </table:table-cell>
          <table:table-cell table:number-columns-repeated="249"/>
        </table:table-row>
        <table:table-row table:style-name="ro9">
          <table:table-cell table:style-name="ce47" office:value-type="string">
            <text:p>REG_GTN_CCP_122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Portal-3689</text:p>
          </table:table-cell>
          <table:table-cell table:style-name="ce180" table:formula="oooc:=SUMPRODUCT(([Bugs_v1_6_1.B$7:Bugs_v1_6_1.B$970]=[.$A5])*([Bugs_v1_6_1.A$7:Bugs_v1_6_1.A$970]&lt;&gt;&quot;&quot;))" office:value-type="float" office:value="1">
            <text:p>1</text:p>
          </table:table-cell>
          <table:table-cell table:number-columns-repeated="250"/>
        </table:table-row>
        <table:table-row table:style-name="ro15">
          <table:table-cell table:style-name="ce48" office:value-type="string">
            <text:p>REG_GTN_CCP_51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Login Page: HTTP 404, when clickin twice on "Connection Button"</text:p>
          </table:table-cell>
          <table:table-cell table:style-name="ce48" office:value-type="string">
            <text:p>PORTAL-3221</text:p>
          </table:table-cell>
          <table:table-cell table:style-name="ce180" table:formula="oooc:=SUMPRODUCT(([Bugs_v1_6_5.B$7:Bugs_v1_6_5.B$970]=[.$A6])*([Bugs_v1_6_5.A$7:Bugs_v1_6_5.A$970]&lt;&gt;&quot;&quot;))" office:value-type="float" office:value="1">
            <text:p>1</text:p>
          </table:table-cell>
          <table:table-cell table:style-name="ce183" office:value-type="string">
            <text:p>1.6.5</text:p>
          </table:table-cell>
          <table:table-cell table:style-name="ce48" table:number-columns-repeated="244"/>
          <table:table-cell table:style-name="ce184" table:number-columns-repeated="5"/>
        </table:table-row>
        <table:table-row table:style-name="ro15">
          <table:table-cell table:style-name="ce47" office:value-type="string">
            <text:p>REG_GTN_CCP_314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Several JS problems with IE 7 </text:p>
          </table:table-cell>
          <table:table-cell table:style-name="ce155" office:value-type="string">
            <text:p>WCM-2713</text:p>
            <text:p>PORTAL-3766</text:p>
          </table:table-cell>
          <table:table-cell table:style-name="ce180" table:formula="oooc:=SUMPRODUCT(([Bugs_v1_6_5.B$7:Bugs_v1_6_5.B$970]=[.$A7])*([Bugs_v1_6_5.A$7:Bugs_v1_6_5.A$970]&lt;&gt;&quot;&quot;))" office:value-type="float" office:value="1">
            <text:p>1</text:p>
          </table:table-cell>
          <table:table-cell table:style-name="ce183"/>
          <table:table-cell table:style-name="ce48" table:number-columns-repeated="244"/>
          <table:table-cell table:style-name="ce184" table:number-columns-repeated="5"/>
        </table:table-row>
        <table:table-row table:style-name="ro15">
          <table:table-cell table:style-name="ce47" office:value-type="string">
            <text:p>REG_GTN_CCP_366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Title of button close window in popup not available in french</text:p>
          </table:table-cell>
          <table:table-cell table:style-name="ce155" office:value-type="string">
            <text:p>PORTAL-3773</text:p>
          </table:table-cell>
          <table:table-cell table:style-name="ce180" table:formula="oooc:=SUMPRODUCT(([Bugs_v1_6_5.B$7:Bugs_v1_6_5.B$970]=[.$A8])*([Bugs_v1_6_5.A$7:Bugs_v1_6_5.A$970]&lt;&gt;&quot;&quot;))" office:value-type="float" office:value="1">
            <text:p>1</text:p>
          </table:table-cell>
          <table:table-cell table:number-columns-repeated="250"/>
        </table:table-row>
        <table:table-row table:style-name="ro29">
          <table:table-cell table:style-name="ce47" office:value-type="string">
            <text:p>REG_GTN_CCP_394</text:p>
          </table:table-cell>
          <table:table-cell table:number-columns-repeated="2" table:style-name="ce173" office:value-type="string">
            <text:p>Portal</text:p>
          </table:table-cell>
          <table:table-cell table:style-name="ce173" office:value-type="string">
            <text:p><text:span text:style-name="T7">Secours </text:span><text:span text:style-name="T7">Catholique : </text:span><text:span text:style-name="T7">Portal tickets </text:span><text:span text:style-name="T7">backport</text:span></text:p>
            <text:p><text:span text:style-name="T8">- Mandatory </text:span><text:span text:style-name="T8">textarea (*) </text:span><text:span text:style-name="T8">should be on </text:span><text:span text:style-name="T8">the right , not in </text:span><text:span text:style-name="T8">the bottom</text:span></text:p>
            <text:p><text:span text:style-name="T9">- Checkoi inh </text:span><text:span text:style-name="T9">if the max </text:span><text:span text:style-name="T9">length of </text:span><text:span text:style-name="T9">Group label is </text:span><text:span text:style-name="T9">up to 50 </text:span><text:span text:style-name="T9">characters</text:span></text:p>
            <text:p><text:span text:style-name="T9">- Check the </text:span><text:span text:style-name="T9">translation of </text:span><text:span text:style-name="T9">label in </text:span><text:span text:style-name="T9">message </text:span><text:span text:style-name="T9">popup</text:span></text:p>
          </table:table-cell>
          <table:table-cell table:style-name="ce155" office:value-type="string">
            <text:p>PORTAL-3739</text:p>
            <text:p><text:span text:style-name="T10">PORTAL-</text:span><text:span text:style-name="T11">374</text:span><text:span text:style-name="T11">0</text:span></text:p>
            <text:p><text:span text:style-name="T11">Portal-3658</text:span></text:p>
          </table:table-cell>
          <table:table-cell table:style-name="ce180" table:formula="oooc:=SUMPRODUCT(([Bugs_v1_6_5.B$7:Bugs_v1_6_5.B$970]=[.$A9])*([Bugs_v1_6_5.A$7:Bugs_v1_6_5.A$970]&lt;&gt;&quot;&quot;))" office:value-type="float" office:value="3">
            <text:p>3</text:p>
          </table:table-cell>
          <table:table-cell table:number-columns-repeated="250"/>
        </table:table-row>
        <table:table-row table:style-name="ro15">
          <table:table-cell table:style-name="ce48" office:value-type="string">
            <text:p>REG_GTN_CCP_372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Problem with popup save-success after saving portlet CLV</text:p>
          </table:table-cell>
          <table:table-cell table:style-name="ce48" office:value-type="string">
            <text:p>Portal-3776</text:p>
          </table:table-cell>
          <table:table-cell table:style-name="ce180" table:formula="oooc:=SUMPRODUCT(([Bugs_v1_6_6.B$7:Bugs_v1_6_6.B$970]=[.$A10])*([Bugs_v1_6_6.A$7:Bugs_v1_6_6.A$970]&lt;&gt;&quot;&quot;))" office:value-type="float" office:value="1">
            <text:p>1</text:p>
          </table:table-cell>
          <table:table-cell table:style-name="ce183" office:value-type="string">
            <text:p>1.6.6</text:p>
          </table:table-cell>
          <table:table-cell table:number-columns-repeated="249"/>
        </table:table-row>
        <table:table-row table:style-name="ro1">
          <table:table-cell table:style-name="ce47" office:value-type="string">
            <text:p>REG_GTN_CCP_39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62" office:value-type="string">
            <text:p>Portal-3787</text:p>
          </table:table-cell>
          <table:table-cell table:style-name="ce180" table:formula="oooc:=SUMPRODUCT(([Bugs_v1_6_6.B$7:Bugs_v1_6_6.B$970]=[.$A11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7" office:value-type="string">
            <text:p>REG_GTN_CCP_395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62" office:value-type="string">
            <text:p>Portal-3789</text:p>
          </table:table-cell>
          <table:table-cell table:style-name="ce180" table:formula="oooc:=SUMPRODUCT(([Bugs_v1_6_6.B$7:Bugs_v1_6_6.B$970]=[.$A12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CCP_46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62" office:value-type="string">
            <text:p>Portal-3816</text:p>
          </table:table-cell>
          <table:table-cell table:style-name="ce180" table:formula="oooc:=SUMPRODUCT(([Bugs_v1_6_6.B$7:Bugs_v1_6_6.B$970]=[.$A13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PRL_001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 office:value-type="string">
            <text:p>Portal-3684</text:p>
          </table:table-cell>
          <table:table-cell table:style-name="ce180" table:formula="oooc:=SUMPRODUCT(([Bugs_v1_6_6.B$7:Bugs_v1_6_6.B$970]=[.$A14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379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62" office:value-type="string">
            <text:p>Portal-3790</text:p>
          </table:table-cell>
          <table:table-cell table:style-name="ce180" table:formula="oooc:=SUMPRODUCT(([Bugs_v1_6_6.B$7:Bugs_v1_6_6.B$970]=[.$A15])*([Bugs_v1_6_6.A$7:Bugs_v1_6_6.A$970]&lt;&gt;&quot;&quot;))" office:value-type="float" office:value="2">
            <text:p>2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428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62" office:value-type="string">
            <text:p>Portal-3808</text:p>
          </table:table-cell>
          <table:table-cell table:style-name="ce180" table:formula="oooc:=SUMPRODUCT(([Bugs_v1_6_6.B$7:Bugs_v1_6_6.B$970]=[.$A16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CCP_46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</table:table-cell>
          <table:table-cell table:style-name="ce180" table:formula="oooc:=SUMPRODUCT(([Bugs_v1_6_6.B$7:Bugs_v1_6_6.B$970]=[.$A17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CCP_46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</table:table-cell>
          <table:table-cell table:style-name="ce180" table:formula="oooc:=SUMPRODUCT(([Bugs_v1_6_6.B$7:Bugs_v1_6_6.B$970]=[.$A18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PRL_002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ome tooltip on Application Registry are not translated into French</text:p>
          </table:table-cell>
          <table:table-cell table:style-name="ce49" office:value-type="string">
            <text:p>Portal-3840</text:p>
          </table:table-cell>
          <table:table-cell table:style-name="ce180" table:formula="oooc:=SUMPRODUCT(([Bugs_v1_6_6.B$7:Bugs_v1_6_6.B$970]=[.$A19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PRL_003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an't login, login page doesn't appear</text:p>
          </table:table-cell>
          <table:table-cell table:style-name="ce49" office:value-type="string">
            <text:p>Portal-3812</text:p>
          </table:table-cell>
          <table:table-cell table:style-name="ce180" table:formula="oooc:=SUMPRODUCT(([Bugs_v1_6_6.B$7:Bugs_v1_6_6.B$970]=[.$A20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50" office:value-type="string">
            <text:p>REG_GTN_PRL_004</text:p>
          </table:table-cell>
          <table:table-cell table:number-columns-repeated="2" table:style-name="ce48" office:value-type="string">
            <text:p>Portal</text:p>
          </table:table-cell>
          <table:table-cell table:style-name="ce48" office:value-type="string">
            <text:p>Check changing size of container in page</text:p>
          </table:table-cell>
          <table:table-cell table:style-name="ce178" office:value-type="string">
            <text:p>Portal-2983</text:p>
          </table:table-cell>
          <table:table-cell table:style-name="ce178" table:formula="oooc:=SUMPRODUCT(([Bugs_v1_6_7.B$7:Bugs_v1_6_7.B$970]=[.$A21])*([Bugs_v1_6_7.A$7:Bugs_v1_6_7.A$970]&lt;&gt;&quot;&quot;))" office:value-type="float" office:value="1">
            <text:p>1</text:p>
          </table:table-cell>
          <table:table-cell table:style-name="ce178" office:value-type="string">
            <text:p>1.6.7</text:p>
          </table:table-cell>
          <table:table-cell table:number-columns-repeated="249"/>
        </table:table-row>
        <table:table-row table:style-name="ro18">
          <table:table-cell table:style-name="ce50" office:value-type="string">
            <text:p>REG_GTN_PRL_005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sition of dragged object (One row container, One column container) is not under mouse in Edit page, Edit portal</text:p>
          </table:table-cell>
          <table:table-cell table:style-name="ce49" office:value-type="string">
            <text:p>Portal-3827</text:p>
          </table:table-cell>
          <table:table-cell table:style-name="ce181" table:formula="oooc:=SUMPRODUCT(([Bugs_v1_6_7.B$7:Bugs_v1_6_7.B$970]=[.$A22])*([Bugs_v1_6_7.A$7:Bugs_v1_6_7.A$970]&lt;&gt;&quot;&quot;))" office:value-type="float" office:value="4">
            <text:p>4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CCP_499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</table:table-cell>
          <table:table-cell table:style-name="ce181" table:formula="oooc:=SUMPRODUCT(([Bugs_v1_6_7.B$7:Bugs_v1_6_7.B$970]=[.$A23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1">
          <table:table-cell table:style-name="ce50" office:value-type="string">
            <text:p>REG_GTN_PRL_00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Bug in Sign in form in French</text:p>
          </table:table-cell>
          <table:table-cell table:style-name="ce49" office:value-type="string">
            <text:p>Portal-3836</text:p>
          </table:table-cell>
          <table:table-cell table:style-name="ce181" table:formula="oooc:=SUMPRODUCT(([Bugs_v1_6_7.B$7:Bugs_v1_6_7.B$970]=[.$A24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PRL_007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Always take the value of description of next position when edit membership</text:p>
          </table:table-cell>
          <table:table-cell table:style-name="ce49" office:value-type="string">
            <text:p>Portal-3841</text:p>
          </table:table-cell>
          <table:table-cell table:style-name="ce181" table:formula="oooc:=SUMPRODUCT(([Bugs_v1_6_7.B$7:Bugs_v1_6_7.B$970]=[.$A25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1">
          <table:table-cell table:style-name="ce50" office:value-type="string">
            <text:p>REG_GTN_CCP_58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181" table:formula="oooc:=SUMPRODUCT(([Bugs_v1_6_7.B$7:Bugs_v1_6_7.B$970]=[.$A26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1">
          <table:table-cell table:style-name="ce171" office:value-type="string" table:number-columns-spanned="5" table:number-rows-spanned="1">
            <text:p>Total</text:p>
          </table:table-cell>
          <table:covered-table-cell table:number-columns-repeated="3" table:style-name="ce174"/>
          <table:covered-table-cell table:style-name="ce173"/>
          <table:table-cell table:style-name="ce182" table:formula="oooc:=SUM([.F4:.F26])" office:value-type="float" office:value="29">
            <text:p>29</text:p>
          </table:table-cell>
          <table:table-cell table:number-columns-repeated="25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1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3T11:49:00</dc:date>
    <meta:print-date>2008-06-17T00:45:47</meta:print-date>
    <meta:editing-cycles>875</meta:editing-cycles>
    <meta:editing-duration>P14DT16H8M47S</meta:editing-duration>
    <meta:user-defined meta:name="Info 1"/>
    <meta:user-defined meta:name="Info 2"/>
    <meta:user-defined meta:name="Info 3"/>
    <meta:user-defined meta:name="Info 4"/>
    <meta:document-statistic meta:table-count="7" meta:cell-count="1294" meta:object-count="1"/>
  </office:meta>
</office:document-meta>
</file>